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pex alg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ipex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lgorithm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in start w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 main(int argc, char **argv, char **envp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eck inputs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f argc == 5, 5 arguments, program, infile, cmd1, cmd2 &amp; outf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cmd is executable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whats after “Path=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in it with ‘/’ then add cmd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using access(cmdpath, X_OK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 something or -1;</text:p>
          </table:table-cell>
        </table:table-row>
        <table:table-row table:style-name="ro1">
          <table:table-cell/>
          <table:table-cell office:value-type="string" calcext:value-type="string">
            <text:p>check if infile has something, if not immediately ex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if outfile, exist, if not create.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// we call all functions in 1 function that if in any case one of this returns -1, we will return -1.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d operations next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 required file descript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pi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d1=fork()</text:p>
          </table:table-cell>
          <table:table-cell office:value-type="string" calcext:value-type="string">
            <text:p>in main pid1 = 0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irect output to pip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ec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d2 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</table:table-row>
        <table:table-row table:style-name="ro1">
          <table:table-cell/>
          <table:table-cell office:value-type="string" calcext:value-type="string">
            <text:p>pid2=for()</text:p>
          </table:table-cell>
          <table:table-cell office:value-type="string" calcext:value-type="string">
            <text:p>in main pid2 = 0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d1 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d 2 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irect output to outf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ec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2:04:32.254643651</meta:creation-date>
    <dc:date>2026-03-02T12:16:37.493793890</dc:date>
    <meta:editing-duration>PT12M5S</meta:editing-duration>
    <meta:editing-cycles>1</meta:editing-cycles>
    <meta:generator>LibreOffice/24.8.7.2$Linux_X86_64 LibreOffice_project/480$Build-2</meta:generator>
    <meta:document-statistic meta:table-count="1" meta:cell-count="30" meta:object-count="0"/>
  </office:meta>
</office:document-meta>
</file>